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phantom>
              <mstyle>
                <mrow>
                  <mn>.</mn>
                </mrow>
              </mstyle>
            </mphantom>
            <mtext>Gesamtmasse: </mtext>
            <mi>M</mi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phantom>
              <mstyle>
                <mrow>
                  <mn>.</mn>
                </mrow>
              </mstyle>
            </mphantom>
          </mrow>
        </mtd>
      </mtr>
      <mtr>
        <mtd>
          <mrow>
            <mphantom>
              <mstyle>
                <mrow>
                  <mn>.</mn>
                </mrow>
              </mstyle>
            </mphantom>
            <mtext>Schwerpunkt: </mtext>
            <mstyle mathvariant="bold">
              <mrow>
                <mi>R</mi>
              </mrow>
            </mstyle>
            <mrow>
              <mi/>
              <mo stretchy="false">=</mo>
              <mi/>
            </mrow>
            <mfrac>
              <mn>1</mn>
              <mi>M</mi>
            </mfrac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style mathvariant="bold">
              <mrow>
                <mi>r</mi>
              </mrow>
            </mstyle>
          </mrow>
        </mtd>
      </mtr>
      <mtr>
        <mtd>
          <mrow>
            <mphantom>
              <mstyle>
                <mrow>
                  <mn>.</mn>
                </mrow>
              </mstyle>
            </mphantom>
            <mtext>Gesamtimpuls: </mtext>
            <mstyle mathvariant="bold">
              <mrow>
                <mi>P</mi>
              </mrow>
            </mstyle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r</mi>
            <mo stretchy="false">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row>
              <mover accent="true">
                <mstyle mathvariant="bold">
                  <mrow>
                    <mi>r</mi>
                  </mrow>
                </mstyle>
                <mo stretchy="false">˙</mo>
              </mover>
            </mrow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phantom .  "Gesamtmasse: " M `=` int "d"^3 r %ivarrho (bold r) ~~~`` phantom . newline
phantom . "Schwerpunkt: " bold R `=` 1 over M int "d"^3 r %ivarrho (bold r) bold r newline
phantom . "Gesamtimpuls: " bold P `=` int "d"^3 r %ivarrho (bold r) ` {dot bold r}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40:09.404000000</meta:creation-date>
    <meta:generator>LibreOffice/4.1.4.2$Windows_x86 LibreOffice_project/0a0440ccc0227ad9829de5f46be37cfb6edcf72</meta:generator>
  </office:meta>
</office:document-meta>
</file>